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00311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normal" officeooo:rsid="00714116" officeooo:paragraph-rsid="0037674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7bdadc" officeooo:paragraph-rsid="007bdad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40595" officeooo:paragraph-rsid="00753ad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d4f06" officeooo:paragraph-rsid="0081b2fa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4b799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4b79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84b799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7bdadc" officeooo:paragraph-rsid="007bdad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bdadc" officeooo:paragraph-rsid="007bdad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d2319" officeooo:paragraph-rsid="007d2319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40595" officeooo:paragraph-rsid="00753adf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83f4a" officeooo:paragraph-rsid="00883f4a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4f06" officeooo:paragraph-rsid="0081b2fa" style:font-size-asian="12pt" style:font-weight-asian="normal" style:font-name-complex="DejaVu Sans Condensed2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740595" officeooo:paragraph-rsid="00753adf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81b2fa"/>
    </style:style>
    <style:style style:name="T1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1" fo:font-size="12pt" fo:font-weight="bold" officeooo:rsid="006f45ed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1" fo:font-size="12pt" fo:font-weight="bold" officeooo:rsid="003f5c45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1" fo:font-size="12pt" fo:font-weight="bold" officeooo:rsid="00800367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83084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text-position="sub 58%" style:font-name="DejaVu Sans Condensed1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72f0a" style:font-weight-asian="bold" style:font-weight-complex="bold"/>
    </style:style>
    <style:style style:name="T11" style:family="text">
      <style:text-properties officeooo:rsid="007d2319"/>
    </style:style>
    <style:style style:name="T12" style:family="text">
      <style:text-properties style:font-name="DejaVu Sans Condensed" fo:font-weight="bold" style:font-weight-asian="bold" style:font-name-complex="DejaVu Sans Condensed2" style:font-weight-complex="bold"/>
    </style:style>
    <style:style style:name="T13" style:family="text">
      <style:text-properties style:font-name="DejaVu Sans Condensed" fo:font-weight="bold" officeooo:rsid="0058f078" style:font-weight-asian="bold" style:font-name-complex="DejaVu Sans Condensed2" style:font-weight-complex="bold"/>
    </style:style>
    <style:style style:name="T14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15" style:family="text">
      <style:text-properties style:font-name="DejaVu Sans Condensed" fo:font-weight="normal" officeooo:rsid="0058f078" style:font-weight-asian="normal" style:font-name-complex="DejaVu Sans Condensed2" style:font-weight-complex="normal"/>
    </style:style>
    <style:style style:name="T16" style:family="text">
      <style:text-properties officeooo:rsid="0035db3e"/>
    </style:style>
    <style:style style:name="T17" style:family="text">
      <style:text-properties officeooo:rsid="0085a2b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16">xx</text:span> - Controls</text:p>
          </table:table-cell>
          <table:table-cell table:style-name="Table1.A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D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9"><text:span text:style-name="T2">3</text:span><text:span text:style-name="T3">0</text:span><text:span text:style-name="T4">1</text:span><text:span text:style-name="T5"> - </text:span><text:span text:style-name="T2">Flight - </text:span><text:span text:style-name="T6">Taxi, Takeoff, Landing</text:span><text:span text:style-name="T7">, Vuichard</text:span></text:p>
      <text:p text:style-name="P2"/>
      <text:p text:style-name="P4">Ground Taxi</text:p>
      <text:list text:style-name="L1">
        <text:list-item>
          <text:p text:style-name="P10">Collective to 27-30% <text:span text:style-name="T17">torque</text:span> or as required for conditions.</text:p>
        </text:list-item>
        <text:list-item>
          <text:p text:style-name="P10">Maintain 5-6 kts or as appropriate for conditions.</text:p>
        </text:list-item>
        <text:list-item>
          <text:p text:style-name="P10"><text:span text:style-name="T9">Unlock tailwheel</text:span><text:span text:style-name="T10"> (Collective shift Pinky Button press)</text:span> before turning, re-lock when straightened out.</text:p>
        </text:list-item>
      </text:list>
      <text:p text:style-name="P1"/>
      <text:p text:style-name="P4">Takeoff</text:p>
      <text:list text:style-name="L2">
        <text:list-item>
          <text:p text:style-name="P11"><text:span text:style-name="T11">C</text:span>heck hover power on PERF page -&gt; PERF, HOVER Q values.</text:p>
          <text:list>
            <text:list-item>
              <text:p text:style-name="P11">IGE and OGE columns give required torque for hovering with current weight and temperature.</text:p>
            </text:list-item>
          </text:list>
        </text:list-item>
        <text:list-item>
          <text:p text:style-name="P12">Light-on-wheels should be about 80% of HOVER Q REQUIRED IGE value.</text:p>
        </text:list-item>
        <text:list-item>
          <text:p text:style-name="P12">Perform Hover Power Check if needed:</text:p>
          <text:list>
            <text:list-item>
              <text:p text:style-name="P12">Get light-on-wheels and trim, then increase power for 5-foot hover and trim.</text:p>
            </text:list-item>
            <text:list-item>
              <text:p text:style-name="P12">Check HOVER Q values to make sure INDICATED (your current power) matches REQUIRED IGE and is lower than GO-NO/GO OGE.</text:p>
            </text:list-item>
            <text:list-item>
              <text:p text:style-name="P12">If INDICATED is not lower than GO-NO/GO OGE, reduce weight, 200 lbs per 1% torque reduction, until you will be able to hover OGE.</text:p>
            </text:list-item>
          </text:list>
        </text:list-item>
      </text:list>
      <text:p text:style-name="P1"/>
      <text:p text:style-name="P5">Landing</text:p>
      <text:list text:style-name="L3">
        <text:list-item>
          <text:p text:style-name="P14">TODO?</text:p>
        </text:list-item>
      </text:list>
      <text:p text:style-name="P3"/>
      <text:p text:style-name="P6"><text:span text:style-name="T12">Vuichard Recovery Technique for </text:span><text:span text:style-name="T13">counter-</text:span><text:span text:style-name="T12">clockwise rotor</text:span></text:p>
      <text:list text:style-name="L4">
        <text:list-item>
          <text:p text:style-name="P17"><text:span text:style-name="T14">Full </text:span><text:span text:style-name="T15">left</text:span><text:span text:style-name="T14"> pedal (power pedal).</text:span></text:p>
        </text:list-item>
        <text:list-item>
          <text:p text:style-name="P17"><text:span text:style-name="T15">Right</text:span><text:span text:style-name="T14"> cyclic for 15-20 deg bank.</text:span></text:p>
        </text:list-item>
        <text:list-item>
          <text:p text:style-name="P15">Raise collective slowl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4T15:59:01.824000000</dc:date>
    <meta:editing-duration>PT13H31M6S</meta:editing-duration>
    <meta:editing-cycles>9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5" meta:word-count="193" meta:character-count="1090" meta:non-whitespace-character-count="936"/>
  </office:meta>
</office:document-meta>
</file>